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23.91pt"/>
    </style:style>
    <style:style style:name="co2" style:family="table-column">
      <style:table-column-properties fo:break-before="auto" style:column-width="152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ractical Javscript Practice Sheet</text:p>
          </table:table-cell>
          <table:table-cell table:style-name="ce1" office:value-type="string" calcext:value-type="string">
            <text:p>Remark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ic Syntax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drive.google.com/file/d/1_3Kn-vYCqI-CBOcD_NXXV-uGWnl3nOd0/view?usp=sharing" xlink:type="simple">https://drive.google.com/file/d/1_3Kn-vYCqI-CBOcD_NXXV-uGWnl3nOd0/view?usp=sharing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www.pepcoding.com/resources/online-java-foundation/getting-started/print-all-primes-till-n-official/ojquestion" xlink:type="simple">https://www.pepcoding.com/resources/online-java-foundation/getting-started/print-all-primes-till-n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www.pepcoding.com/resources/online-java-foundation/getting-started/count-digits-official/ojquestion" xlink:type="simple">https://www.pepcoding.com/resources/online-java-foundation/getting-started/count-digits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www.pepcoding.com/resources/online-java-foundation/getting-started/rotate-a-number/topic" xlink:type="simple">https://www.pepcoding.com/resources/online-java-foundation/getting-started/rotate-a-number/topic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www.pepcoding.com/resources/online-java-foundation/getting-started/print-fibonacci-numbers-till-n/topic" xlink:type="simple">https://www.pepcoding.com/resources/online-java-foundation/getting-started/print-fibonacci-numbers-till-n/topic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www.pepcoding.com/resources/online-java-foundation/patterns/pattern-type-1-official/ojquestion" xlink:type="simple">https://www.pepcoding.com/resources/online-java-foundation/patterns/pattern-type-1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www.pepcoding.com/resources/online-java-foundation/patterns/pattern-type-3-official/ojquestion" xlink:type="simple">https://www.pepcoding.com/resources/online-java-foundation/patterns/pattern-type-3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www.pepcoding.com/resources/online-java-foundation/patterns/pattern-type-5-official/ojquestion" xlink:type="simple">https://www.pepcoding.com/resources/online-java-foundation/patterns/pattern-type-5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HW: rest of getting started&amp; patter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unction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drive.google.com/file/d/1DYVVhEqZtPEkMsnFHone-lTgJ7vZZT03/view?usp=sharing" xlink:type="simple">https://drive.google.com/file/d/1DYVVhEqZtPEkMsnFHone-lTgJ7vZZT03/view?usp=sharing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drive.google.com/file/d/1BhvQFA8-riWJULjYdxkBvVf5fxf_X9Eu/view?usp=sharing" xlink:type="simple">https://drive.google.com/file/d/1BhvQFA8-riWJULjYdxkBvVf5fxf_X9Eu/view?usp=sharing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drive.google.com/file/d/1H2T-8Xoc24ClxcDWcRGasZUHK2onMqv1/view?usp=sharing" xlink:type="simple">https://drive.google.com/file/d/1H2T-8Xoc24ClxcDWcRGasZUHK2onMqv1/view?usp=sharing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<text:a xlink:href="https://www.pepcoding.com/resources/online-java-foundation/function-and-arrays/sum-of-two-arrays-official/ojquestion" xlink:type="simple">https://www.pepcoding.com/resources/online-java-foundation/function-and-arrays/sum-of-two-arrays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<text:a xlink:href="https://www.pepcoding.com/resources/online-java-foundation/function-and-arrays/first-index-last-index-official/ojquestion" xlink:type="simple">https://www.pepcoding.com/resources/online-java-foundation/function-and-arrays/first-index-last-index-official/ojquestion</text:a></text:p>
          </table:table-cell>
          <table:table-cell table:style-name="ce5" office:value-type="string" calcext:value-type="string">
            <text:p>Solve these on your vs code</text:p>
          </table:table-cell>
          <table:table-cell table:style-name="ce5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W: rest of arrays &amp; function modu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drive.google.com/file/d/13XT5FH4FIMRiinuKEy_kBgDaSglWPw6C/view?usp=sharing" xlink:type="simple">https://drive.google.com/file/d/13XT5FH4FIMRiinuKEy_kBgDaSglWPw6C/view?usp=sharing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drive.google.com/file/d/1YtuGlNy7mmNfWwgYjztGyPfpC-mguWjT/view?usp=sharing" xlink:type="simple">https://drive.google.com/file/d/1YtuGlNy7mmNfWwgYjztGyPfpC-mguWjT/view?usp=sharing</text:a></text:p>
          </table:table-cell>
          <table:table-cell table:style-name="ce5" office:value-type="string" calcext:value-type="string">
            <text:p>Solve these on your vs cod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<text:a xlink:href="https://www.freecodecamp.org/learn/javascript-algorithms-and-data-structures/basic-algorithm-scripting/confirm-the-ending" xlink:type="simple">https://www.freecodecamp.org/learn/javascript-algorithms-and-data-structures/basic-algorithm-scripting/confirm-the-ending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jec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www.freecodecamp.org/learn/javascript-algorithms-and-data-structures/basic-javascript/manipulating-complex-objects" xlink:type="simple">https://www.freecodecamp.org/learn/javascript-algorithms-and-data-structures/basic-javascript/manipulating-complex-objects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www.freecodecamp.org/learn/javascript-algorithms-and-data-structures/basic-javascript/profile-lookup" xlink:type="simple">https://www.freecodecamp.org/learn/javascript-algorithms-and-data-structures/basic-javascript/profile-lookup</text:a>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a xlink:href="https://www.freecodecamp.org/learn/javascript-algorithms-and-data-structures/basic-javascript/record-collection" xlink:type="simple">https://www.freecodecamp.org/learn/javascript-algorithms-and-data-structures/basic-javascript/record-collection</text:a>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" meta:object-count="0"/>
    <meta:generator>LibreOfficeDev/6.0.5.2$Linux_X86_64 LibreOffice_project/</meta:generator>
  </office:meta>
</office:document-meta>
</file>